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4" style:family="paragraph" style:parent-style-name="Standard">
      <style:paragraph-properties fo:margin-top="0cm" fo:margin-bottom="0cm" fo:line-height="115%" style:writing-mode="lr-tb"/>
    </style:style>
    <style:style style:name="P5" style:family="paragraph" style:parent-style-name="Standard" style:list-style-name="LS1">
      <style:paragraph-properties fo:margin-top="0cm" fo:margin-bottom="0cm" fo:line-height="115%" fo:text-align="justify" style:justify-single-word="false"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break-before="auto" fo:break-after="auto" style:writing-mode="lr-tb"/>
    </style:style>
    <style:style style:name="P8" style:family="paragraph" style:parent-style-name="Heading_20_1" style:master-page-name="Standard">
      <style:paragraph-properties fo:margin-top="0.353cm" fo:margin-bottom="0cm" fo:line-height="115%" fo:keep-together="always" style:page-number="auto" fo:break-before="auto" fo:break-after="auto" fo:keep-with-next="always" style:writing-mode="lr-tb"/>
    </style:style>
    <style:style style:name="T1"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zeskgqhb2gvc"/>CS 378 Lab 03 Report. <text:s/>3rd Sept, 2014</text:h>
      <text:p text:style-name="P1">2:00pm – 2:20pm.</text:p>
      <text:p text:style-name="P2"/>
      <text:p text:style-name="P2">Roll Number: __120050035___________________</text:p>
      <text:p text:style-name="P1"/>
      <text:list xml:id="list1840526668" text:style-name="LS1">
        <text:list-item>
          <text:p text:style-name="P3">In Task 1 and Task 2 you studied the behaviour of the FTP and the CBR flow respectively when they are by themselves. What were your observations and conclusions from these two tasks ? Use all the experiments you did and metrics you calculated to give the answer. <text:bookmark text:name="docs-internal-guid-4dd84111-3a0d-1eed-3d54-ac8020ed9961"/><text:span text:style-name="T1">Refer</text:span><text:span text:style-name="T2"> to specific results to justify your conclusions. Do not simply state unjustified conclusions.</text:span></text:p>
          <text:p text:style-name="P5"><text:span text:style-name="T2">A. <text:s/>Window Size <text:s text:c="5"/>throughput</text:span></text:p>
          <text:p text:style-name="P5"><text:span text:style-name="T2"><text:tab/> 4<text:tab/><text:tab/>61.2544 KBps</text:span></text:p>
          <text:p text:style-name="P5"><text:span text:style-name="T2"><text:tab/> 15<text:tab/><text:tab/>226.989 KBps</text:span></text:p>
          <text:p text:style-name="P5"><text:span text:style-name="T2"><text:s text:c="5"/><text:tab/>40 <text:s text:c="16"/>244.249 Kbps</text:span></text:p>
          <text:p text:style-name="P5"><text:span text:style-name="T2">When window size is increased throughput increases as time the link will be open will increase. But after a value here 20, throughput becomes constant, as link is open for whole interval till an ack is received.</text:span></text:p>
          <text:p text:style-name="P5"><text:span text:style-name="T2">Throughput = window size * transmission time/(transmission time + RTT)</text:span></text:p>
          <text:p text:style-name="P5"><text:span text:style-name="T2">Max throughput – 244.249 Kbps</text:span></text:p>
          <text:p text:style-name="P5"><text:span text:style-name="T2">Raw data rate is 2 Mbps = 250 KBps which is <text:s/>comparable to maximum throughput value 244.249 KBps </text:span></text:p>
        </text:list-item>
      </text:list>
      <text:p text:style-name="P1"/>
      <text:p text:style-name="P2">for task 2 refer table 2 – on increasing offer rate by increasing no of packets, throughput increases, here also throughput gets constant after a time as bandwidth of common link is same.</text:p>
      <text:p text:style-name="P2">On increasing time delay, throughput decreases linearly as delay time will be simply added in denominator.</text:p>
      <text:p text:style-name="P2">Throughput = total packet size/ total delay time.</text:p>
      <text:p text:style-name="P2"/>
      <text:p text:style-name="P1"/>
      <text:list xml:id="list851998400" text:continue-numbering="true" text:style-name="LS1">
        <text:list-item>
          <text:p text:style-name="P3">In Task 3 you were asked to increase the CBR rate and see its impact on the FTP flow, and in Task 4 you were asked to increase the FTP flow and see its impact on the CBR flow. What was your overall conclusion from these tasks? Use all the experiments you did and metrics you calculated to give the answer. <text:bookmark text:name="docs-internal-guid-4dd84111-3a0d-1eed-3d54-ac8020ed99611"/><text:span text:style-name="T1">Refer</text:span><text:span text:style-name="T2"> to specific results to justify your conclusions. Do not simply state unjustified conclusions.</text:span></text:p>
        </text:list-item>
      </text:list>
      <text:p text:style-name="P4">A. <text:s/>refer to table 3 and 4 </text:p>
      <text:p text:style-name="P4">we can observe on cbr flow rate increase ftp flow rate decreases as , 1st priority will be given to cbr beacause no ack are in cbr transfer. Now as more collision will be there due to high offer rate, delay time will increase for both the protocols.</text:p>
      <text:p text:style-name="P4">For task 4 , on increasing bandwidth of link 0-2, ftp throughput increases but become constant after a point as link 2-3 bandwidth is constant. So after a point packets will be dropped thus no change in throughput.</text:p>
      <text:p text:style-name="P4">For delay in initially increasing then decreasing behaviour is observed, as retransmission rate will be high</text:p>
      <text:p text:style-name="P1"><text:soft-page-break/></text:p>
      <text:p text:style-name="P1"/>
      <text:p text:style-name="P1">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text:p>
      <text:p text:style-name="P1">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Not more than these many words. </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6</meta:editing-cycles>
    <dc:date>2014-09-03T14:25:38</dc:date>
    <meta:editing-duration>PT5S</meta:editing-duration>
    <dc:creator>Nitin Chandrol</dc:creator>
    <meta:document-statistic meta:table-count="0" meta:image-count="0" meta:object-count="0" meta:page-count="2" meta:paragraph-count="22" meta:word-count="594" meta:character-count="3341" meta:non-whitespace-character-count="2730"/>
  </office:meta>
</office:document-meta>
</file>